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fill-color="#b2b2b2" draw:textarea-vertical-align="top"/>
    </style:style>
    <style:style style:name="gr3" style:family="graphic" style:parent-style-name="standard">
      <style:graphic-properties draw:fill-color="#cccccc" draw:textarea-vertical-align="top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Square" draw:marker-end="Square" draw:marker-end-width="0.3cm" draw:fill="none" draw:textarea-vertical-align="middle"/>
    </style:style>
    <style:style style:name="gr7" style:family="graphic" style:parent-style-name="objectwithoutfill">
      <style:graphic-properties draw:marker-start="Circle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Square" draw:marker-start-width="0.3cm" draw:marker-end="Square" draw:marker-end-width="0.3cm" draw:fill="none" draw:textarea-vertical-align="middle"/>
    </style:style>
    <style:style style:name="gr9" style:family="graphic" style:parent-style-name="objectwithoutfill">
      <style:graphic-properties draw:marker-end="Circle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151cm" svg:height="13.8cm" svg:x="0.049cm" svg:y="0.5cm">
          <text:p text:style-name="P1">GAME.py</text:p>
        </draw:rect>
        <draw:rect draw:style-name="gr2" draw:text-style-name="P1" xml:id="id10" draw:id="id10" draw:layer="layout" svg:width="6.2cm" svg:height="11.9cm" svg:x="13.7cm" svg:y="8.3cm">
          <text:p text:style-name="P1">Main.py</text:p>
        </draw:rect>
        <draw:rect draw:style-name="gr3" draw:text-style-name="P2" xml:id="id9" draw:id="id9" draw:layer="layout" svg:width="5.5cm" svg:height="4.2cm" svg:x="14.4cm" svg:y="1.8cm">
          <text:p text:style-name="P2"><text:span text:style-name="T1">Init.py</text:span></text:p>
        </draw:rect>
        <draw:rect draw:style-name="gr4" draw:text-style-name="P1" xml:id="id1" draw:id="id1" draw:layer="layout" svg:width="2.6cm" svg:height="1.376cm" svg:x="6.2cm" svg:y="3.7cm">
          <text:p text:style-name="P1">BOARD</text:p>
        </draw:rect>
        <draw:rect draw:style-name="gr4" draw:text-style-name="P1" xml:id="id7" draw:id="id7" draw:layer="layout" svg:width="2.4cm" svg:height="1.1cm" svg:x="7.7cm" svg:y="11.2cm">
          <text:p text:style-name="P1">PAWN</text:p>
        </draw:rect>
        <draw:rect draw:style-name="gr4" draw:text-style-name="P1" xml:id="id3" draw:id="id3" draw:layer="layout" svg:width="1.9cm" svg:height="1cm" svg:x="0.8cm" svg:y="8.2cm">
          <text:p text:style-name="P1">WALL</text:p>
        </draw:rect>
        <draw:rect draw:style-name="gr4" draw:text-style-name="P1" xml:id="id2" draw:id="id2" draw:layer="layout" svg:width="2cm" svg:height="1.1cm" svg:x="3cm" svg:y="1.4cm">
          <text:p text:style-name="P1">CELL</text:p>
        </draw:rect>
        <draw:connector draw:style-name="gr5" draw:text-style-name="P1" draw:layer="layout" draw:type="curve" svg:x1="7.5cm" svg:y1="3.7cm" svg:x2="5cm" svg:y2="1.95cm" draw:start-shape="id1" draw:start-glue-point="0" draw:end-shape="id2" draw:end-glue-point="1" svg:d="M7500 3700c0-1167-833-1750-2500-1750">
          <text:p/>
        </draw:connector>
        <draw:connector draw:style-name="gr6" draw:text-style-name="P1" draw:layer="layout" draw:type="curve" svg:x1="6.2cm" svg:y1="4.388cm" svg:x2="2.7cm" svg:y2="8.7cm" draw:start-shape="id1" draw:start-glue-point="3" draw:end-shape="id3" svg:d="M6200 4388c-2625 0-875 4312-3500 4312">
          <text:p/>
        </draw:connector>
        <draw:rect draw:style-name="gr4" draw:text-style-name="P1" xml:id="id5" draw:id="id5" draw:layer="layout" svg:width="3.5cm" svg:height="1.5cm" svg:x="7.9cm" svg:y="16.6cm">
          <text:p text:style-name="P1">Controller</text:p>
        </draw:rect>
        <draw:rect draw:style-name="gr4" draw:text-style-name="P1" xml:id="id4" draw:id="id4" draw:layer="layout" svg:width="1.4cm" svg:height="0.9cm" svg:x="3.2cm" svg:y="23cm">
          <text:p text:style-name="P1">AI</text:p>
        </draw:rect>
        <draw:rect draw:style-name="gr4" draw:text-style-name="P1" xml:id="id6" draw:id="id6" draw:layer="layout" svg:width="2.6cm" svg:height="1.3cm" svg:x="1.8cm" svg:y="15.5cm">
          <text:p text:style-name="P1">HUMAN</text:p>
        </draw:rect>
        <draw:connector draw:style-name="gr7" draw:text-style-name="P1" draw:layer="layout" draw:type="curve" svg:x1="3.9cm" svg:y1="23cm" svg:x2="7.9cm" svg:y2="17.35cm" draw:start-shape="id4" draw:start-glue-point="0" draw:end-shape="id5" draw:end-glue-point="3" svg:d="M3900 23000c0-3767 1333-5650 4000-5650">
          <text:p/>
        </draw:connector>
        <draw:connector draw:style-name="gr7" draw:text-style-name="P1" draw:layer="layout" draw:type="curve" svg:x1="3.1cm" svg:y1="16.8cm" svg:x2="7.9cm" svg:y2="17.35cm" draw:start-shape="id6" draw:start-glue-point="2" draw:end-shape="id5" draw:end-glue-point="3" svg:d="M3100 16800c0 367 1600 550 4800 550">
          <text:p/>
        </draw:connector>
        <draw:connector draw:style-name="gr8" draw:text-style-name="P1" draw:layer="layout" draw:type="curve" svg:x1="8.9cm" svg:y1="11.2cm" svg:x2="7.5cm" svg:y2="5.076cm" draw:start-shape="id7" draw:start-glue-point="0" draw:end-shape="id1" draw:end-glue-point="2" svg:d="M8900 11200c0-4593-1400-1531-1400-6124">
          <text:p/>
        </draw:connector>
        <draw:connector draw:style-name="gr9" draw:text-style-name="P1" draw:layer="layout" draw:type="curve" svg:x1="7.9cm" svg:y1="17.35cm" svg:x2="6.75cm" svg:y2="15.6cm" draw:start-shape="id5" draw:end-shape="id8" draw:end-glue-point="2" svg:d="M7900 17350c-767 0-1150-583-1150-1750">
          <text:p/>
        </draw:connector>
        <draw:ellipse draw:style-name="gr4" draw:text-style-name="P1" xml:id="id8" draw:id="id8" draw:layer="layout" svg:width="2.9cm" svg:height="1.1cm" svg:x="5.3cm" svg:y="14.5cm">
          <text:p text:style-name="P1">STOCK</text:p>
        </draw:ellipse>
        <draw:connector draw:style-name="gr5" draw:text-style-name="P1" draw:layer="layout" draw:type="curve" svg:x1="5.3cm" svg:y1="15.05cm" svg:x2="1.75cm" svg:y2="9.2cm" draw:start-shape="id8" draw:start-glue-point="3" draw:end-shape="id3" draw:end-glue-point="2" svg:d="M5300 15050c-2367 0-3550-1950-3550-5850">
          <text:p/>
        </draw:connector>
        <draw:connector draw:style-name="gr5" draw:text-style-name="P1" draw:layer="layout" draw:type="curve" svg:x1="14.4cm" svg:y1="3.9cm" svg:x2="8.8cm" svg:y2="4.388cm" draw:start-shape="id9" draw:start-glue-point="3" draw:end-shape="id1" draw:end-glue-point="1" svg:d="M14400 3900c-4200 0-1400 488-5600 488">
          <text:p/>
        </draw:connector>
        <draw:connector draw:style-name="gr5" draw:text-style-name="P1" draw:layer="layout" draw:type="curve" svg:x1="14.4cm" svg:y1="3.9cm" svg:x2="11.4cm" svg:y2="17.35cm" draw:start-shape="id9" draw:start-glue-point="3" draw:end-shape="id5" draw:end-glue-point="1" svg:d="M14400 3900c-2250 0-750 13450-3000 13450">
          <text:p/>
        </draw:connector>
        <draw:rect draw:style-name="gr4" draw:text-style-name="P1" xml:id="id12" draw:id="id12" draw:layer="layout" svg:width="4.2cm" svg:height="2.2cm" svg:x="15.1cm" svg:y="9.8cm">
          <text:p text:style-name="P1">gameLoop</text:p>
        </draw:rect>
        <draw:connector draw:style-name="gr5" draw:text-style-name="P1" draw:layer="layout" draw:type="curve" svg:x1="17.15cm" svg:y1="6cm" svg:x2="16.8cm" svg:y2="8.3cm" draw:start-shape="id9" draw:start-glue-point="2" draw:end-shape="id10" draw:end-glue-point="0" svg:d="M17150 6000c0 1725-350 575-350 2300">
          <text:p/>
        </draw:connector>
        <draw:rect draw:style-name="gr4" draw:text-style-name="P1" xml:id="id14" draw:id="id14" draw:layer="layout" svg:width="2.8cm" svg:height="1.4cm" svg:x="14.1cm" svg:y="14.6cm">
          <text:p text:style-name="P1">Checker</text:p>
        </draw:rect>
        <draw:rect draw:style-name="gr4" draw:text-style-name="P1" xml:id="id11" draw:id="id11" draw:layer="layout" svg:width="2.2cm" svg:height="1.2cm" svg:x="17.7cm" svg:y="14.7cm">
          <text:p text:style-name="P1">turn</text:p>
        </draw:rect>
        <draw:connector draw:style-name="gr10" draw:text-style-name="P1" draw:layer="layout" draw:type="curve" svg:x1="18.8cm" svg:y1="15.9cm" svg:x2="11.4cm" svg:y2="17.35cm" draw:start-shape="id11" draw:start-glue-point="2" draw:end-shape="id5" draw:end-glue-point="1" svg:d="M18800 15900c0 967-2466 1450-7400 1450">
          <text:p/>
        </draw:connector>
        <draw:connector draw:style-name="gr5" draw:text-style-name="P1" draw:layer="layout" draw:type="curve" svg:x1="17.2cm" svg:y1="12cm" svg:x2="18.8cm" svg:y2="14.7cm" draw:start-shape="id12" draw:start-glue-point="2" draw:end-shape="id11" draw:end-glue-point="0" svg:d="M17200 12000c0 2025 1600 675 1600 2700">
          <text:p/>
        </draw:connector>
        <draw:ellipse draw:style-name="gr4" draw:text-style-name="P1" xml:id="id13" draw:id="id13" draw:layer="layout" svg:width="2.4cm" svg:height="1cm" svg:x="8.5cm" svg:y="14.8cm">
          <text:p text:style-name="P1">Action</text:p>
        </draw:ellipse>
        <draw:connector draw:style-name="gr5" draw:text-style-name="P1" draw:layer="layout" draw:type="curve" svg:x1="9.65cm" svg:y1="16.6cm" svg:x2="9.7cm" svg:y2="15.8cm" draw:start-shape="id5" draw:start-glue-point="0" draw:end-shape="id13" draw:end-glue-point="2" svg:d="M9650 16600c0-600 50-200 50-800">
          <text:p/>
        </draw:connector>
        <draw:connector draw:style-name="gr10" draw:text-style-name="P1" draw:layer="layout" draw:type="curve" svg:x1="10.9cm" svg:y1="15.3cm" svg:x2="14.1cm" svg:y2="15.3cm" draw:start-shape="id13" draw:start-glue-point="1" draw:end-shape="id14" draw:end-glue-point="3" svg:d="M10900 15300h3200">
          <text:p/>
        </draw:connector>
        <draw:connector draw:style-name="gr5" draw:text-style-name="P1" draw:layer="layout" draw:type="curve" svg:x1="9.7cm" svg:y1="14.8cm" svg:x2="8.9cm" svg:y2="12.3cm" draw:start-shape="id13" draw:start-glue-point="0" draw:end-shape="id7" draw:end-glue-point="2" svg:d="M9700 14800c0-1875-800-625-800-2500">
          <text:p/>
        </draw:connector>
        <draw:connector draw:style-name="gr5" draw:text-style-name="P1" draw:layer="layout" draw:type="curve" svg:x1="17.2cm" svg:y1="12cm" svg:x2="15.5cm" svg:y2="14.6cm" draw:start-shape="id12" draw:start-glue-point="2" draw:end-shape="id14" svg:d="M17200 12000c0 1950-1700 650-1700 2600">
          <text:p/>
        </draw:connector>
        <draw:rect draw:style-name="gr4" draw:text-style-name="P1" draw:layer="layout" svg:width="4.6cm" svg:height="12.2cm" svg:x="23.2cm" svg:y="2.9cm">
          <text:p text:style-name="P1">UI</text:p>
        </draw:rect>
        <draw:line draw:style-name="gr5" draw:text-style-name="P1" draw:layer="layout" svg:x1="21.3cm" svg:y1="5.1cm" svg:x2="23.4cm" svg:y2="6.1cm">
          <text:p/>
        </draw:line>
        <draw:line draw:style-name="gr5" draw:text-style-name="P1" draw:layer="layout" svg:x1="21cm" svg:y1="10.1cm" svg:x2="23.4cm" svg:y2="8.6cm">
          <text:p/>
        </draw:line>
        <draw:rect draw:style-name="gr4" draw:text-style-name="P1" xml:id="id15" draw:id="id15" draw:layer="layout" svg:width="2.9cm" svg:height="1.4cm" svg:x="16.4cm" svg:y="-2.9cm">
          <text:p text:style-name="P1">client</text:p>
        </draw:rect>
        <draw:connector draw:style-name="gr11" draw:text-style-name="P1" draw:layer="layout" draw:type="line" svg:x1="17.85cm" svg:y1="-1.5cm" svg:x2="17.15cm" svg:y2="1.8cm" draw:start-shape="id15" draw:start-glue-point="2" draw:end-shape="id9" draw:end-glue-point="0" svg:d="M17850-1500l-700 3300">
          <text:p/>
        </draw:connector>
        <draw:ellipse draw:style-name="gr4" draw:text-style-name="P1" xml:id="id16" draw:id="id16" draw:layer="layout" svg:width="5.6cm" svg:height="1.1cm" svg:x="10cm" svg:y="22cm">
          <text:p text:style-name="P1">CheckerPawn</text:p>
        </draw:ellipse>
        <draw:ellipse draw:style-name="gr4" draw:text-style-name="P1" xml:id="id17" draw:id="id17" draw:layer="layout" svg:width="6.1cm" svg:height="1.3cm" svg:x="14.7cm" svg:y="22.8cm">
          <text:p text:style-name="P1">CheckerWall(path)</text:p>
        </draw:ellipse>
        <draw:connector draw:style-name="gr5" draw:text-style-name="P1" draw:layer="layout" draw:type="curve" svg:x1="15.5cm" svg:y1="16cm" svg:x2="12.8cm" svg:y2="22cm" draw:start-shape="id14" draw:start-glue-point="2" draw:end-shape="id16" draw:end-glue-point="0" svg:d="M15500 16000c0 4500-2700 1500-2700 6000">
          <text:p/>
        </draw:connector>
        <draw:connector draw:style-name="gr5" draw:text-style-name="P1" draw:layer="layout" draw:type="curve" svg:x1="15.5cm" svg:y1="16cm" svg:x2="17.75cm" svg:y2="22.8cm" draw:start-shape="id14" draw:start-glue-point="2" draw:end-shape="id17" svg:d="M15500 16000c0 5100 2250 1700 2250 6800">
          <text:p/>
        </draw:connector>
        <draw:custom-shape draw:style-name="gr12" draw:text-style-name="P1" draw:layer="layout" svg:width="5.3cm" svg:height="1.9cm" svg:x="21.9cm" svg:y="-2.7cm">
          <text:p text:style-name="P1">Mister X</text:p>
          <draw:enhanced-geometry svg:viewBox="0 0 21600 21600" draw:text-areas="800 800 20800 20800" draw:type="round-rectangular-callout" draw:modifiers="-888.285229202037 39689.00578642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7cm" fo:margin-left="0.04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rgil Surin</meta:initial-creator>
    <meta:creation-date>2020-02-22T15:01:13.69</meta:creation-date>
    <dc:date>2020-02-22T15:42:43.97</dc:date>
    <dc:creator>Virgil Surin</dc:creator>
    <meta:editing-duration>PT11M8S</meta:editing-duration>
    <meta:editing-cycles>1</meta:editing-cycles>
    <meta:document-statistic meta:object-count="41"/>
    <meta:generator>OpenOffice/4.1.7$Win32 OpenOffice.org_project/417m1$Build-9800</meta:generator>
  </office:meta>
</office:document-meta>
</file>